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ourier" svg:font-family="Courier, 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Courier New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Courier New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Courier New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Courier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Courier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Courier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ar" style:country-asian="SA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2cm" svg:height="0.474cm" svg:x="24.366cm" svg:y="3.16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5.999cm" svg:height="8.999cm" svg:x="27.318cm" svg:y="1.348cm">
            <draw:object draw:notify-on-update-of-ranges="Sheet1.A6:Sheet1.A16 Sheet1.B4:Sheet1.B5 Sheet1.B6:Sheet1.B16 Sheet1.A6:Sheet1.A16 Sheet1.C4:Sheet1.C5 Sheet1.C6:Sheet1.C16 Sheet1.A6:Sheet1.A16 Sheet1.D4:Sheet1.D5 Sheet1.D6:Sheet1.D16 Sheet1.A6:Sheet1.A16 Sheet1.E4:Sheet1.E5 Sheet1.E6:Sheet1.E1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2" draw:text-style-name="P1" svg:width="15.999cm" svg:height="8.999cm" svg:x="19.101cm" svg:y="15.061cm">
            <draw:object draw:notify-on-update-of-ranges="Sheet1.A35:Sheet1.A35 Sheet1.A35:Sheet1.A45 Sheet1.B34:Sheet1.B34 Sheet1.B35:Sheet1.B45 Sheet1.A35:Sheet1.A35 Sheet1.A35:Sheet1.A45 Sheet1.C34:Sheet1.C34 Sheet1.C35:Sheet1.C45 Sheet1.A35:Sheet1.A35 Sheet1.A35:Sheet1.A45 Sheet1.D34:Sheet1.D34 Sheet1.D35:Sheet1.D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AULA PRACTICA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T, secuencial vect, Globales</text:p>
          </table:table-cell>
          <table:table-cell table:style-name="ce1" office:value-type="string" calcext:value-type="string">
            <text:p>T, paralelo (versión for) 4 threads/cores</text:p>
          </table:table-cell>
          <table:table-cell table:style-name="ce1" office:value-type="string" calcext:value-type="string">
            <text:p>T, paralelo (versión sections) 4 threads/cores</text:p>
          </table:table-cell>
          <table:table-cell table:number-columns-repeated="3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5" office:value-type="float" office:value="0.000254949" calcext:value-type="float">
            <text:p>0,000254949</text:p>
          </table:table-cell>
          <table:table-cell office:value-type="float" office:value="0.000641256" calcext:value-type="float">
            <text:p>0,000641256</text:p>
          </table:table-cell>
          <table:table-cell table:style-name="ce13" office:value-type="float" office:value="0.00062443" calcext:value-type="float">
            <text:p>0,00062443</text:p>
          </table:table-cell>
          <table:table-cell table:number-columns-repeated="3"/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6" office:value-type="float" office:value="0.000512377" calcext:value-type="float">
            <text:p>0,000512377</text:p>
          </table:table-cell>
          <table:table-cell table:style-name="ce14" office:value-type="float" office:value="0.000700225" calcext:value-type="float">
            <text:p>0,000700225</text:p>
          </table:table-cell>
          <table:table-cell table:style-name="ce14" office:value-type="float" office:value="0.00065232" calcext:value-type="float">
            <text:p>0,00065232</text:p>
          </table:table-cell>
          <table:table-cell table:number-columns-repeated="3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style-name="ce5" office:value-type="float" office:value="0.000769406" calcext:value-type="float">
            <text:p>0,000769406</text:p>
          </table:table-cell>
          <table:table-cell office:value-type="float" office:value="0.001229595" calcext:value-type="float">
            <text:p>0,001229595</text:p>
          </table:table-cell>
          <table:table-cell table:style-name="ce13" office:value-type="float" office:value="0.001015458" calcext:value-type="float">
            <text:p>0,001015458</text:p>
          </table:table-cell>
          <table:table-cell table:number-columns-repeated="3"/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style-name="ce6" office:value-type="float" office:value="0.001614732" calcext:value-type="float">
            <text:p>0,001614732</text:p>
          </table:table-cell>
          <table:table-cell table:style-name="ce14" office:value-type="float" office:value="0.004081765" calcext:value-type="float">
            <text:p>0,004081765</text:p>
          </table:table-cell>
          <table:table-cell table:style-name="ce14" office:value-type="float" office:value="0.001581263" calcext:value-type="float">
            <text:p>0,001581263</text:p>
          </table:table-cell>
          <table:table-cell table:number-columns-repeated="3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style-name="ce5" office:value-type="float" office:value="0.002815389" calcext:value-type="float">
            <text:p>0,002815389</text:p>
          </table:table-cell>
          <table:table-cell office:value-type="float" office:value="0.002593487" calcext:value-type="float">
            <text:p>0,002593487</text:p>
          </table:table-cell>
          <table:table-cell table:style-name="ce13" office:value-type="float" office:value="0.00614131" calcext:value-type="float">
            <text:p>0,00614131</text:p>
          </table:table-cell>
          <table:table-cell table:number-columns-repeated="3"/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style-name="ce6" office:value-type="float" office:value="0.005701782" calcext:value-type="float">
            <text:p>0,005701782</text:p>
          </table:table-cell>
          <table:table-cell table:style-name="ce14" office:value-type="float" office:value="0.005164376" calcext:value-type="float">
            <text:p>0,005164376</text:p>
          </table:table-cell>
          <table:table-cell table:style-name="ce14" office:value-type="float" office:value="0.007011527" calcext:value-type="float">
            <text:p>0,007011527</text:p>
          </table:table-cell>
          <table:table-cell table:number-columns-repeated="3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5" office:value-type="float" office:value="0.011205567" calcext:value-type="float">
            <text:p>0,011205567</text:p>
          </table:table-cell>
          <table:table-cell office:value-type="float" office:value="0.010069653" calcext:value-type="float">
            <text:p>0,010069653</text:p>
          </table:table-cell>
          <table:table-cell table:style-name="ce13" office:value-type="float" office:value="0.009718028" calcext:value-type="float">
            <text:p>0,009718028</text:p>
          </table:table-cell>
          <table:table-cell table:number-columns-repeated="3"/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style-name="ce6" office:value-type="float" office:value="0.022454632" calcext:value-type="float">
            <text:p>0,022454632</text:p>
          </table:table-cell>
          <table:table-cell table:style-name="ce14" office:value-type="float" office:value="0.019210002" calcext:value-type="float">
            <text:p>0,019210002</text:p>
          </table:table-cell>
          <table:table-cell table:style-name="ce14" office:value-type="float" office:value="0.021518402" calcext:value-type="float">
            <text:p>0,021518402</text:p>
          </table:table-cell>
          <table:table-cell table:number-columns-repeated="3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5" office:value-type="float" office:value="0.042459965" calcext:value-type="float">
            <text:p>0,042459965</text:p>
          </table:table-cell>
          <table:table-cell office:value-type="float" office:value="0.038063089" calcext:value-type="float">
            <text:p>0,038063089</text:p>
          </table:table-cell>
          <table:table-cell table:style-name="ce13" office:value-type="float" office:value="0.037549191" calcext:value-type="float">
            <text:p>0,037549191</text:p>
          </table:table-cell>
          <table:table-cell table:number-columns-repeated="3"/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style-name="ce6" office:value-type="float" office:value="0.083992262" calcext:value-type="float">
            <text:p>0,083992262</text:p>
          </table:table-cell>
          <table:table-cell table:style-name="ce14" office:value-type="float" office:value="0.075313098" calcext:value-type="float">
            <text:p>0,075313098</text:p>
          </table:table-cell>
          <table:table-cell table:style-name="ce14" office:value-type="float" office:value="0.074580815" calcext:value-type="float">
            <text:p>0,074580815</text:p>
          </table:table-cell>
          <table:table-cell table:number-columns-repeated="3"/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style-name="ce7" office:value-type="float" office:value="0.083046877" calcext:value-type="float">
            <text:p>0,083046877</text:p>
          </table:table-cell>
          <table:table-cell table:style-name="ce15" office:value-type="float" office:value="0.075601614" calcext:value-type="float">
            <text:p>0,075601614</text:p>
          </table:table-cell>
          <table:table-cell table:style-name="ce15" office:value-type="float" office:value="0.074726436" calcext:value-type="float">
            <text:p>0,074726436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 table:number-columns-spanned="3" table:number-rows-spanned="1">
            <text:p>Tiempo secuencial <text:s/>vect, Globales 1 thread/core</text:p>
          </table:table-cell>
          <table:covered-table-cell table:style-name="Default"/>
          <table:covered-table-cell/>
          <table:table-cell office:value-type="string" calcext:value-type="string" table:number-columns-spanned="3" table:number-rows-spanned="1">
            <text:p>Tiempo paralelo/versión for ¿? Threads/cores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Elapsed</text:p>
          </table:table-cell>
          <table:table-cell table:style-name="ce1" office:value-type="string" calcext:value-type="string">
            <text:p>CPU-user</text:p>
          </table:table-cell>
          <table:table-cell table:style-name="ce1" office:value-type="string" calcext:value-type="string">
            <text:p>CPU-sys</text:p>
          </table:table-cell>
          <table:table-cell table:style-name="ce1" office:value-type="string" calcext:value-type="string">
            <text:p>Elapsed</text:p>
          </table:table-cell>
          <table:table-cell office:value-type="string" calcext:value-type="string">
            <text:p>CPU-user</text:p>
          </table:table-cell>
          <table:table-cell office:value-type="string" calcext:value-type="string">
            <text:p>CPU-sy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8" office:value-type="string" calcext:value-type="string">
            <text:p>0m0.004s</text:p>
          </table:table-cell>
          <table:table-cell office:value-type="string" calcext:value-type="string">
            <text:p>0m0.000s</text:p>
          </table:table-cell>
          <table:table-cell table:style-name="ce13" office:value-type="string" calcext:value-type="string">
            <text:p>0m0.000s</text:p>
          </table:table-cell>
          <table:table-cell table:style-name="ce13" office:value-type="string" calcext:value-type="string">
            <text:p>0m0.004s</text:p>
          </table:table-cell>
          <table:table-cell office:value-type="string" calcext:value-type="string">
            <text:p>0m0.004s</text:p>
          </table:table-cell>
          <table:table-cell table:style-name="ce13" office:value-type="string" calcext:value-type="string">
            <text:p>0m0.000s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office:value-type="string" calcext:value-type="string">
            <text:p>0m0.004s</text:p>
          </table:table-cell>
          <table:table-cell table:number-columns-repeated="2" table:style-name="ce14" office:value-type="string" calcext:value-type="string">
            <text:p>0m0.000s</text:p>
          </table:table-cell>
          <table:table-cell table:style-name="ce14" office:value-type="string" calcext:value-type="string">
            <text:p>0m0.007s</text:p>
          </table:table-cell>
          <table:table-cell table:style-name="ce14" office:value-type="string" calcext:value-type="string">
            <text:p>0m0.012s</text:p>
          </table:table-cell>
          <table:table-cell table:style-name="ce14" office:value-type="string" calcext:value-type="string">
            <text:p>0m0.004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style-name="ce8" office:value-type="string" calcext:value-type="string">
            <text:p>0m0.005s</text:p>
          </table:table-cell>
          <table:table-cell office:value-type="string" calcext:value-type="string">
            <text:p>0m0.000s</text:p>
          </table:table-cell>
          <table:table-cell table:style-name="ce13" office:value-type="string" calcext:value-type="string">
            <text:p>0m0.000s</text:p>
          </table:table-cell>
          <table:table-cell table:style-name="ce13" office:value-type="string" calcext:value-type="string">
            <text:p>0m0.009s</text:p>
          </table:table-cell>
          <table:table-cell table:style-name="ce13" office:value-type="string" calcext:value-type="string">
            <text:p>0m0.012s</text:p>
          </table:table-cell>
          <table:table-cell table:style-name="ce13" office:value-type="string" calcext:value-type="string">
            <text:p>0m0.008s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office:value-type="string" calcext:value-type="string">
            <text:p>0m0.006s</text:p>
          </table:table-cell>
          <table:table-cell table:style-name="ce14" office:value-type="string" calcext:value-type="string">
            <text:p>0m0.004s</text:p>
          </table:table-cell>
          <table:table-cell table:style-name="ce14" office:value-type="string" calcext:value-type="string">
            <text:p>0m0.000s</text:p>
          </table:table-cell>
          <table:table-cell table:style-name="ce14" office:value-type="string" calcext:value-type="string">
            <text:p>0m0.011s</text:p>
          </table:table-cell>
          <table:table-cell table:style-name="ce14" office:value-type="string" calcext:value-type="string">
            <text:p>0m0.024s</text:p>
          </table:table-cell>
          <table:table-cell table:style-name="ce14" office:value-type="string" calcext:value-type="string">
            <text:p>0m0.000s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style-name="ce8" office:value-type="string" calcext:value-type="string">
            <text:p>0m0.009s</text:p>
          </table:table-cell>
          <table:table-cell office:value-type="string" calcext:value-type="string">
            <text:p>0m0.004s</text:p>
          </table:table-cell>
          <table:table-cell table:style-name="ce13" office:value-type="string" calcext:value-type="string">
            <text:p>0m0.004s</text:p>
          </table:table-cell>
          <table:table-cell table:style-name="ce13" office:value-type="string" calcext:value-type="string">
            <text:p>0m0.010s</text:p>
          </table:table-cell>
          <table:table-cell table:style-name="ce13" office:value-type="string" calcext:value-type="string">
            <text:p>0m0.016s</text:p>
          </table:table-cell>
          <table:table-cell table:style-name="ce13" office:value-type="string" calcext:value-type="string">
            <text:p>0m0.012s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office:value-type="string" calcext:value-type="string">
            <text:p>0m0.015s</text:p>
          </table:table-cell>
          <table:table-cell table:style-name="ce14" office:value-type="string" calcext:value-type="string">
            <text:p>0m0.004s</text:p>
          </table:table-cell>
          <table:table-cell table:style-name="ce14" office:value-type="string" calcext:value-type="string">
            <text:p>0m0.008s</text:p>
          </table:table-cell>
          <table:table-cell table:style-name="ce14" office:value-type="string" calcext:value-type="string">
            <text:p>0m0.013s</text:p>
          </table:table-cell>
          <table:table-cell table:style-name="ce14" office:value-type="string" calcext:value-type="string">
            <text:p>0m0.020s</text:p>
          </table:table-cell>
          <table:table-cell table:style-name="ce14" office:value-type="string" calcext:value-type="string">
            <text:p>0m0.024s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8" office:value-type="string" calcext:value-type="string">
            <text:p>0m0.028s</text:p>
          </table:table-cell>
          <table:table-cell office:value-type="string" calcext:value-type="string">
            <text:p>0m0.008s</text:p>
          </table:table-cell>
          <table:table-cell table:style-name="ce13" office:value-type="string" calcext:value-type="string">
            <text:p>0m0.016s</text:p>
          </table:table-cell>
          <table:table-cell table:style-name="ce13" office:value-type="string" calcext:value-type="string">
            <text:p>0m0.028s</text:p>
          </table:table-cell>
          <table:table-cell table:style-name="ce13" office:value-type="string" calcext:value-type="string">
            <text:p>0m0.048s</text:p>
          </table:table-cell>
          <table:table-cell table:style-name="ce13" office:value-type="string" calcext:value-type="string">
            <text:p>0m0.032s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office:value-type="string" calcext:value-type="string">
            <text:p>0m0.051s</text:p>
          </table:table-cell>
          <table:table-cell table:style-name="ce14" office:value-type="string" calcext:value-type="string">
            <text:p>0m0.040s</text:p>
          </table:table-cell>
          <table:table-cell table:style-name="ce14" office:value-type="string" calcext:value-type="string">
            <text:p>0m0.008s</text:p>
          </table:table-cell>
          <table:table-cell table:style-name="ce14" office:value-type="string" calcext:value-type="string">
            <text:p>0m0.047s</text:p>
          </table:table-cell>
          <table:table-cell table:style-name="ce14" office:value-type="string" calcext:value-type="string">
            <text:p>0m0.116s</text:p>
          </table:table-cell>
          <table:table-cell table:style-name="ce14" office:value-type="string" calcext:value-type="string">
            <text:p>0m0.028s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8" office:value-type="string" calcext:value-type="string">
            <text:p>0m0.097s</text:p>
          </table:table-cell>
          <table:table-cell office:value-type="string" calcext:value-type="string">
            <text:p>0m0.060s</text:p>
          </table:table-cell>
          <table:table-cell table:style-name="ce13" office:value-type="string" calcext:value-type="string">
            <text:p>0m0.036s</text:p>
          </table:table-cell>
          <table:table-cell table:style-name="ce13" office:value-type="string" calcext:value-type="string">
            <text:p>0m0.086s</text:p>
          </table:table-cell>
          <table:table-cell table:style-name="ce13" office:value-type="string" calcext:value-type="string">
            <text:p>0m0.200s</text:p>
          </table:table-cell>
          <table:table-cell table:style-name="ce13" office:value-type="string" calcext:value-type="string">
            <text:p>0m0.108s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office:value-type="string" calcext:value-type="string">
            <text:p>0m0.190s</text:p>
          </table:table-cell>
          <table:table-cell table:style-name="ce14" office:value-type="string" calcext:value-type="string">
            <text:p>0m0.128s</text:p>
          </table:table-cell>
          <table:table-cell table:style-name="ce14" office:value-type="string" calcext:value-type="string">
            <text:p>0m0.060s</text:p>
          </table:table-cell>
          <table:table-cell table:style-name="ce14" office:value-type="string" calcext:value-type="string">
            <text:p>0m0.170s</text:p>
          </table:table-cell>
          <table:table-cell table:style-name="ce14" office:value-type="string" calcext:value-type="string">
            <text:p>0m0.428s</text:p>
          </table:table-cell>
          <table:table-cell table:style-name="ce14" office:value-type="string" calcext:value-type="string">
            <text:p>0m0.212s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style-name="ce9" office:value-type="string" calcext:value-type="string">
            <text:p>0m0.191s</text:p>
          </table:table-cell>
          <table:table-cell table:style-name="ce15" office:value-type="string" calcext:value-type="string">
            <text:p>0m0.124s</text:p>
          </table:table-cell>
          <table:table-cell table:style-name="ce15" office:value-type="string" calcext:value-type="string">
            <text:p>0m0.064s</text:p>
          </table:table-cell>
          <table:table-cell table:style-name="ce15" office:value-type="string" calcext:value-type="string">
            <text:p>0m0.170s</text:p>
          </table:table-cell>
          <table:table-cell table:style-name="ce15" office:value-type="string" calcext:value-type="string">
            <text:p>0m0.412s</text:p>
          </table:table-cell>
          <table:table-cell table:style-name="ce15" office:value-type="string" calcext:value-type="string">
            <text:p>0m0.228s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ATCGRID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T, secuencial vect, Globales</text:p>
          </table:table-cell>
          <table:table-cell table:style-name="ce1" office:value-type="string" calcext:value-type="string">
            <text:p>T, paralelo (versión for) 12 threads/cores</text:p>
          </table:table-cell>
          <table:table-cell table:style-name="ce1" office:value-type="string" calcext:value-type="string">
            <text:p>T, paralelo (versión sections) 12 threads/cores</text:p>
          </table:table-cell>
          <table:table-cell table:number-columns-repeated="3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10" office:value-type="float" office:value="0.000361707" calcext:value-type="float">
            <text:p>0,000361707</text:p>
          </table:table-cell>
          <table:table-cell office:value-type="float" office:value="0.006176826" calcext:value-type="float">
            <text:p>0,006176826</text:p>
          </table:table-cell>
          <table:table-cell table:style-name="ce13" office:value-type="float" office:value="0.00511327" calcext:value-type="float">
            <text:p>0,00511327</text:p>
          </table:table-cell>
          <table:table-cell table:number-columns-repeated="3"/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11" office:value-type="float" office:value="0.000721784" calcext:value-type="float">
            <text:p>0,000721784</text:p>
          </table:table-cell>
          <table:table-cell table:style-name="ce14" office:value-type="float" office:value="0.00023851" calcext:value-type="float">
            <text:p>0,00023851</text:p>
          </table:table-cell>
          <table:table-cell table:style-name="ce14" office:value-type="float" office:value="0.002325342" calcext:value-type="float">
            <text:p>0,002325342</text:p>
          </table:table-cell>
          <table:table-cell table:number-columns-repeated="3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style-name="ce10" office:value-type="float" office:value="0.00165224" calcext:value-type="float">
            <text:p>0,00165224</text:p>
          </table:table-cell>
          <table:table-cell office:value-type="float" office:value="0.000460639" calcext:value-type="float">
            <text:p>0,000460639</text:p>
          </table:table-cell>
          <table:table-cell table:style-name="ce13" office:value-type="float" office:value="0.000658956" calcext:value-type="float">
            <text:p>0,000658956</text:p>
          </table:table-cell>
          <table:table-cell table:number-columns-repeated="3"/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style-name="ce11" office:value-type="float" office:value="0.002337578" calcext:value-type="float">
            <text:p>0,002337578</text:p>
          </table:table-cell>
          <table:table-cell table:style-name="ce14" office:value-type="float" office:value="0.000501337" calcext:value-type="float">
            <text:p>0,000501337</text:p>
          </table:table-cell>
          <table:table-cell table:style-name="ce14" office:value-type="float" office:value="0.001477011" calcext:value-type="float">
            <text:p>0,001477011</text:p>
          </table:table-cell>
          <table:table-cell table:number-columns-repeated="3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style-name="ce10" office:value-type="float" office:value="0.005037839" calcext:value-type="float">
            <text:p>0,005037839</text:p>
          </table:table-cell>
          <table:table-cell office:value-type="float" office:value="0.005576255" calcext:value-type="float">
            <text:p>0,005576255</text:p>
          </table:table-cell>
          <table:table-cell table:style-name="ce13" office:value-type="float" office:value="0.003206917" calcext:value-type="float">
            <text:p>0,003206917</text:p>
          </table:table-cell>
          <table:table-cell table:number-columns-repeated="3"/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style-name="ce11" office:value-type="float" office:value="0.010112513" calcext:value-type="float">
            <text:p>0,010112513</text:p>
          </table:table-cell>
          <table:table-cell table:style-name="ce14" office:value-type="float" office:value="0.002624333" calcext:value-type="float">
            <text:p>0,002624333</text:p>
          </table:table-cell>
          <table:table-cell table:style-name="ce14" office:value-type="float" office:value="0.006245741" calcext:value-type="float">
            <text:p>0,006245741</text:p>
          </table:table-cell>
          <table:table-cell table:number-columns-repeated="3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10" office:value-type="float" office:value="0.020057947" calcext:value-type="float">
            <text:p>0,020057947</text:p>
          </table:table-cell>
          <table:table-cell office:value-type="float" office:value="0.005098094" calcext:value-type="float">
            <text:p>0,005098094</text:p>
          </table:table-cell>
          <table:table-cell table:style-name="ce13" office:value-type="float" office:value="0.011864214" calcext:value-type="float">
            <text:p>0,011864214</text:p>
          </table:table-cell>
          <table:table-cell table:number-columns-repeated="3"/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style-name="ce11" office:value-type="float" office:value="0.039884558" calcext:value-type="float">
            <text:p>0,039884558</text:p>
          </table:table-cell>
          <table:table-cell table:style-name="ce14" office:value-type="float" office:value="0.009593646" calcext:value-type="float">
            <text:p>0,009593646</text:p>
          </table:table-cell>
          <table:table-cell table:style-name="ce14" office:value-type="float" office:value="0.022760271" calcext:value-type="float">
            <text:p>0,022760271</text:p>
          </table:table-cell>
          <table:table-cell table:number-columns-repeated="3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10" office:value-type="float" office:value="0.079840965" calcext:value-type="float">
            <text:p>0,079840965</text:p>
          </table:table-cell>
          <table:table-cell office:value-type="float" office:value="0.01844974" calcext:value-type="float">
            <text:p>0,01844974</text:p>
          </table:table-cell>
          <table:table-cell table:style-name="ce13" office:value-type="float" office:value="0.042302396" calcext:value-type="float">
            <text:p>0,042302396</text:p>
          </table:table-cell>
          <table:table-cell table:number-columns-repeated="3"/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style-name="ce11" office:value-type="float" office:value="0.159152572" calcext:value-type="float">
            <text:p>0,159152572</text:p>
          </table:table-cell>
          <table:table-cell table:style-name="ce14" office:value-type="float" office:value="0.037017049" calcext:value-type="float">
            <text:p>0,037017049</text:p>
          </table:table-cell>
          <table:table-cell table:style-name="ce14" office:value-type="float" office:value="0.072389336" calcext:value-type="float">
            <text:p>0,072389336</text:p>
          </table:table-cell>
          <table:table-cell table:number-columns-repeated="3"/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style-name="ce12" office:value-type="float" office:value="0.159446193" calcext:value-type="float">
            <text:p>0,159446193</text:p>
          </table:table-cell>
          <table:table-cell table:style-name="ce15" office:value-type="float" office:value="0.039702963" calcext:value-type="float">
            <text:p>0,039702963</text:p>
          </table:table-cell>
          <table:table-cell table:style-name="ce15" office:value-type="float" office:value="0.081215749" calcext:value-type="float">
            <text:p>0,081215749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5" office:value-type="float" office:value="0.000254949" calcext:value-type="float">
            <text:p>0,000254949</text:p>
          </table:table-cell>
          <table:table-cell table:style-name="ce13" office:value-type="float" office:value="0.000641256" calcext:value-type="float">
            <text:p>0,000641256</text:p>
          </table:table-cell>
          <table:table-cell office:value-type="float" office:value="0.00062443" calcext:value-type="float">
            <text:p>0,00062443</text:p>
          </table:table-cell>
          <table:table-cell table:number-columns-repeated="4"/>
        </table:table-row>
        <table:table-row table:style-name="ro1">
          <table:table-cell table:style-name="ce6" office:value-type="float" office:value="0.000512377" calcext:value-type="float">
            <text:p>0,000512377</text:p>
          </table:table-cell>
          <table:table-cell table:style-name="ce14" office:value-type="float" office:value="0.000700225" calcext:value-type="float">
            <text:p>0,000700225</text:p>
          </table:table-cell>
          <table:table-cell table:style-name="ce14" office:value-type="float" office:value="0.00065232" calcext:value-type="float">
            <text:p>0,00065232</text:p>
          </table:table-cell>
          <table:table-cell table:number-columns-repeated="4"/>
        </table:table-row>
        <table:table-row table:style-name="ro1">
          <table:table-cell table:style-name="ce5" office:value-type="float" office:value="0.000769406" calcext:value-type="float">
            <text:p>0,000769406</text:p>
          </table:table-cell>
          <table:table-cell table:style-name="ce13" office:value-type="float" office:value="0.001229595" calcext:value-type="float">
            <text:p>0,001229595</text:p>
          </table:table-cell>
          <table:table-cell office:value-type="float" office:value="0.001015458" calcext:value-type="float">
            <text:p>0,001015458</text:p>
          </table:table-cell>
          <table:table-cell table:number-columns-repeated="4"/>
        </table:table-row>
        <table:table-row table:style-name="ro1">
          <table:table-cell table:style-name="ce6" office:value-type="float" office:value="0.001614732" calcext:value-type="float">
            <text:p>0,001614732</text:p>
          </table:table-cell>
          <table:table-cell table:style-name="ce14" office:value-type="float" office:value="0.004081765" calcext:value-type="float">
            <text:p>0,004081765</text:p>
          </table:table-cell>
          <table:table-cell table:style-name="ce14" office:value-type="float" office:value="0.001581263" calcext:value-type="float">
            <text:p>0,001581263</text:p>
          </table:table-cell>
          <table:table-cell table:number-columns-repeated="4"/>
        </table:table-row>
        <table:table-row table:style-name="ro1">
          <table:table-cell table:style-name="ce5" office:value-type="float" office:value="0.002815389" calcext:value-type="float">
            <text:p>0,002815389</text:p>
          </table:table-cell>
          <table:table-cell table:style-name="ce13" office:value-type="float" office:value="0.002593487" calcext:value-type="float">
            <text:p>0,002593487</text:p>
          </table:table-cell>
          <table:table-cell office:value-type="float" office:value="0.00614131" calcext:value-type="float">
            <text:p>0,00614131</text:p>
          </table:table-cell>
          <table:table-cell table:number-columns-repeated="4"/>
        </table:table-row>
        <table:table-row table:style-name="ro1">
          <table:table-cell table:style-name="ce6" office:value-type="float" office:value="0.005701782" calcext:value-type="float">
            <text:p>0,005701782</text:p>
          </table:table-cell>
          <table:table-cell table:style-name="ce14" office:value-type="float" office:value="0.005164376" calcext:value-type="float">
            <text:p>0,005164376</text:p>
          </table:table-cell>
          <table:table-cell table:style-name="ce14" office:value-type="float" office:value="0.007011527" calcext:value-type="float">
            <text:p>0,007011527</text:p>
          </table:table-cell>
          <table:table-cell table:number-columns-repeated="4"/>
        </table:table-row>
        <table:table-row table:style-name="ro1">
          <table:table-cell table:style-name="ce5" office:value-type="float" office:value="0.011205567" calcext:value-type="float">
            <text:p>0,011205567</text:p>
          </table:table-cell>
          <table:table-cell table:style-name="ce13" office:value-type="float" office:value="0.010069653" calcext:value-type="float">
            <text:p>0,010069653</text:p>
          </table:table-cell>
          <table:table-cell office:value-type="float" office:value="0.009718028" calcext:value-type="float">
            <text:p>0,009718028</text:p>
          </table:table-cell>
          <table:table-cell table:number-columns-repeated="4"/>
        </table:table-row>
        <table:table-row table:style-name="ro1">
          <table:table-cell table:style-name="ce6" office:value-type="float" office:value="0.022454632" calcext:value-type="float">
            <text:p>0,022454632</text:p>
          </table:table-cell>
          <table:table-cell table:style-name="ce14" office:value-type="float" office:value="0.019210002" calcext:value-type="float">
            <text:p>0,019210002</text:p>
          </table:table-cell>
          <table:table-cell table:style-name="ce14" office:value-type="float" office:value="0.021518402" calcext:value-type="float">
            <text:p>0,021518402</text:p>
          </table:table-cell>
          <table:table-cell table:number-columns-repeated="4"/>
        </table:table-row>
        <table:table-row table:style-name="ro1">
          <table:table-cell table:style-name="ce5" office:value-type="float" office:value="0.042459965" calcext:value-type="float">
            <text:p>0,042459965</text:p>
          </table:table-cell>
          <table:table-cell table:style-name="ce13" office:value-type="float" office:value="0.038063089" calcext:value-type="float">
            <text:p>0,038063089</text:p>
          </table:table-cell>
          <table:table-cell office:value-type="float" office:value="0.037549191" calcext:value-type="float">
            <text:p>0,037549191</text:p>
          </table:table-cell>
          <table:table-cell table:number-columns-repeated="4"/>
        </table:table-row>
        <table:table-row table:style-name="ro1">
          <table:table-cell table:style-name="ce6" office:value-type="float" office:value="0.083992262" calcext:value-type="float">
            <text:p>0,083992262</text:p>
          </table:table-cell>
          <table:table-cell table:style-name="ce14" office:value-type="float" office:value="0.075313098" calcext:value-type="float">
            <text:p>0,075313098</text:p>
          </table:table-cell>
          <table:table-cell table:style-name="ce14" office:value-type="float" office:value="0.074580815" calcext:value-type="float">
            <text:p>0,074580815</text:p>
          </table:table-cell>
          <table:table-cell table:number-columns-repeated="4"/>
        </table:table-row>
        <table:table-row table:style-name="ro1">
          <table:table-cell table:style-name="ce7" office:value-type="float" office:value="0.083046877" calcext:value-type="float">
            <text:p>0,083046877</text:p>
          </table:table-cell>
          <table:table-cell table:style-name="ce15" office:value-type="float" office:value="0.075601614" calcext:value-type="float">
            <text:p>0,075601614</text:p>
          </table:table-cell>
          <table:table-cell table:style-name="ce15" office:value-type="float" office:value="0.074726436" calcext:value-type="float">
            <text:p>0,07472643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Courier" svg:font-family="Courier, 'Courier New'" style:font-family-generic="modern" style:font-pitch="fixed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4:22:44.942343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1:33:20.575686692</meta:creation-date>
    <dc:date>2015-03-31T15:35:09.879072991</dc:date>
    <meta:editing-duration>PT31M41S</meta:editing-duration>
    <meta:editing-cycles>6</meta:editing-cycles>
    <meta:generator>LibreOffice/4.2.7.2$Linux_x86 LibreOffice_project/420m0$Build-2</meta:generator>
    <meta:document-statistic meta:table-count="1" meta:cell-count="217" meta:object-count="3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01" chart:maximum="0.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183cm" svg:y="3.306cm" style:legend-expansion="high" chart:style-name="ch2"/>
        <chart:plot-area chart:style-name="ch3" table:cell-range-address="Sheet1.A35:Sheet1.D45 Sheet1.B34:Sheet1.D34" chart:data-source-has-labels="row" svg:x="0.32cm" svg:y="0.18cm" svg:width="9.544cm" svg:height="8.64cm">
          <chartooo:coordinate-region svg:x="1.973cm" svg:y="0.18cm" svg:width="7.148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5:Sheet1.B45" chart:label-cell-address="Sheet1.B34:Sheet1.B34" chart:class="chart:scatter">
            <chart:domain table:cell-range-address="Sheet1.A35:Sheet1.A45"/>
            <chart:data-point chart:repeated="11"/>
          </chart:series>
          <chart:series chart:style-name="ch8" chart:values-cell-range-address="Sheet1.C35:Sheet1.C45" chart:label-cell-address="Sheet1.C34:Sheet1.C34" chart:class="chart:scatter">
            <chart:data-point chart:repeated="11"/>
          </chart:series>
          <chart:series chart:style-name="ch9" chart:values-cell-range-address="Sheet1.D35:Sheet1.D45" chart:label-cell-address="Sheet1.D34:Sheet1.D34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, secuencial vect, Globales</text:p>
                <draw:g>
                  <svg:desc>Sheet1.B34:Sheet1.B34</svg:desc>
                </draw:g>
              </table:table-cell>
              <table:table-cell office:value-type="string">
                <text:p>T, paralelo (versión for) 12 threads/cores</text:p>
                <draw:g>
                  <svg:desc>Sheet1.C34:Sheet1.C34</svg:desc>
                </draw:g>
              </table:table-cell>
              <table:table-cell office:value-type="string">
                <text:p>T, paralelo (versión sections) 12 threads/cores</text:p>
                <draw:g>
                  <svg:desc>Sheet1.D34:Sheet1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6">
                <text:p>65536</text:p>
                <draw:g>
                  <svg:desc>Sheet1.A35:Sheet1.A45</svg:desc>
                </draw:g>
              </table:table-cell>
              <table:table-cell office:value-type="float" office:value="0.000361707">
                <text:p>0.000361707</text:p>
                <draw:g>
                  <svg:desc>Sheet1.B35:Sheet1.B45</svg:desc>
                </draw:g>
              </table:table-cell>
              <table:table-cell office:value-type="float" office:value="0.006176826">
                <text:p>0.006176826</text:p>
                <draw:g>
                  <svg:desc>Sheet1.C35:Sheet1.C45</svg:desc>
                </draw:g>
              </table:table-cell>
              <table:table-cell office:value-type="float" office:value="0.00511327">
                <text:p>0.00511327</text:p>
                <draw:g>
                  <svg:desc>Sheet1.D35:Sheet1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072">
                <text:p>131072</text:p>
              </table:table-cell>
              <table:table-cell office:value-type="float" office:value="0.000721784">
                <text:p>0.000721784</text:p>
              </table:table-cell>
              <table:table-cell office:value-type="float" office:value="0.00023851">
                <text:p>0.00023851</text:p>
              </table:table-cell>
              <table:table-cell office:value-type="float" office:value="0.002325342">
                <text:p>0.0023253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0.00165224">
                <text:p>0.00165224</text:p>
              </table:table-cell>
              <table:table-cell office:value-type="float" office:value="0.000460639">
                <text:p>0.000460639</text:p>
              </table:table-cell>
              <table:table-cell office:value-type="float" office:value="0.000658956">
                <text:p>0.000658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4288">
                <text:p>524288</text:p>
              </table:table-cell>
              <table:table-cell office:value-type="float" office:value="0.002337578">
                <text:p>0.002337578</text:p>
              </table:table-cell>
              <table:table-cell office:value-type="float" office:value="0.000501337">
                <text:p>0.000501337</text:p>
              </table:table-cell>
              <table:table-cell office:value-type="float" office:value="0.001477011">
                <text:p>0.001477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8576">
                <text:p>1048576</text:p>
              </table:table-cell>
              <table:table-cell office:value-type="float" office:value="0.005037839">
                <text:p>0.005037839</text:p>
              </table:table-cell>
              <table:table-cell office:value-type="float" office:value="0.005576255">
                <text:p>0.005576255</text:p>
              </table:table-cell>
              <table:table-cell office:value-type="float" office:value="0.003206917">
                <text:p>0.0032069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7152">
                <text:p>2097152</text:p>
              </table:table-cell>
              <table:table-cell office:value-type="float" office:value="0.010112513">
                <text:p>0.010112513</text:p>
              </table:table-cell>
              <table:table-cell office:value-type="float" office:value="0.002624333">
                <text:p>0.002624333</text:p>
              </table:table-cell>
              <table:table-cell office:value-type="float" office:value="0.006245741">
                <text:p>0.006245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4304">
                <text:p>4194304</text:p>
              </table:table-cell>
              <table:table-cell office:value-type="float" office:value="0.020057947">
                <text:p>0.020057947</text:p>
              </table:table-cell>
              <table:table-cell office:value-type="float" office:value="0.005098094">
                <text:p>0.005098094</text:p>
              </table:table-cell>
              <table:table-cell office:value-type="float" office:value="0.011864214">
                <text:p>0.0118642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88608">
                <text:p>8388608</text:p>
              </table:table-cell>
              <table:table-cell office:value-type="float" office:value="0.039884558">
                <text:p>0.039884558</text:p>
              </table:table-cell>
              <table:table-cell office:value-type="float" office:value="0.009593646">
                <text:p>0.009593646</text:p>
              </table:table-cell>
              <table:table-cell office:value-type="float" office:value="0.022760271">
                <text:p>0.022760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77216">
                <text:p>16777216</text:p>
              </table:table-cell>
              <table:table-cell office:value-type="float" office:value="0.079840965">
                <text:p>0.079840965</text:p>
              </table:table-cell>
              <table:table-cell office:value-type="float" office:value="0.01844974">
                <text:p>0.01844974</text:p>
              </table:table-cell>
              <table:table-cell office:value-type="float" office:value="0.042302396">
                <text:p>0.042302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554432">
                <text:p>33554432</text:p>
              </table:table-cell>
              <table:table-cell office:value-type="float" office:value="0.159152572">
                <text:p>0.159152572</text:p>
              </table:table-cell>
              <table:table-cell office:value-type="float" office:value="0.037017049">
                <text:p>0.037017049</text:p>
              </table:table-cell>
              <table:table-cell office:value-type="float" office:value="0.072389336">
                <text:p>0.072389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108864">
                <text:p>67108864</text:p>
              </table:table-cell>
              <table:table-cell office:value-type="float" office:value="0.159446193">
                <text:p>0.159446193</text:p>
              </table:table-cell>
              <table:table-cell office:value-type="float" office:value="0.039702963">
                <text:p>0.039702963</text:p>
              </table:table-cell>
              <table:table-cell office:value-type="float" office:value="0.081215749">
                <text:p>0.0812157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01" chart:maximum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866cm" svg:y="3.057cm" style:legend-expansion="high" chart:style-name="ch2"/>
        <chart:plot-area chart:style-name="ch3" table:cell-range-address="Sheet1.A6:Sheet1.E16 Sheet1.B4:Sheet1.E5" chart:data-source-has-labels="row" svg:x="0.32cm" svg:y="0.18cm" svg:width="9.227cm" svg:height="8.64cm">
          <chartooo:coordinate-region svg:x="1.603cm" svg:y="0.379cm" svg:width="7.20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16" chart:label-cell-address="Sheet1.B4:Sheet1.B5" chart:class="chart:scatter">
            <chart:domain table:cell-range-address="Sheet1.A6:Sheet1.A16"/>
            <chart:data-point chart:repeated="11"/>
          </chart:series>
          <chart:series chart:style-name="ch8" chart:values-cell-range-address="Sheet1.C6:Sheet1.C16" chart:label-cell-address="Sheet1.C4:Sheet1.C5" chart:class="chart:scatter">
            <chart:data-point chart:repeated="11"/>
          </chart:series>
          <chart:series chart:style-name="ch9" chart:values-cell-range-address="Sheet1.D6:Sheet1.D16" chart:label-cell-address="Sheet1.D4:Sheet1.D5" chart:class="chart:scatter">
            <chart:data-point chart:repeated="11"/>
          </chart:series>
          <chart:series chart:style-name="ch10" chart:values-cell-range-address="Sheet1.E6:Sheet1.E16" chart:label-cell-address="Sheet1.E4:Sheet1.E5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, secuencial vect, Globales</text:p>
                <text:list>
                  <text:list-item>
                    <text:p/>
                  </text:list-item>
                  <text:list-item>
                    <text:p>T, secuencial vect, Globales</text:p>
                  </text:list-item>
                </text:list>
                <draw:g>
                  <svg:desc>Sheet1.B4:Sheet1.B5</svg:desc>
                </draw:g>
              </table:table-cell>
              <table:table-cell office:value-type="string">
                <text:p>T, paralelo (versión for) 4 threads/cores</text:p>
                <text:list>
                  <text:list-item>
                    <text:p/>
                  </text:list-item>
                  <text:list-item>
                    <text:p>T, paralelo (versión for) 4 threads/cores</text:p>
                  </text:list-item>
                </text:list>
                <draw:g>
                  <svg:desc>Sheet1.C4:Sheet1.C5</svg:desc>
                </draw:g>
              </table:table-cell>
              <table:table-cell office:value-type="string">
                <text:p>T, paralelo (versión sections) 4 threads/cores</text:p>
                <text:list>
                  <text:list-item>
                    <text:p/>
                  </text:list-item>
                  <text:list-item>
                    <text:p>T, paralelo (versión sections) 4 threads/cores</text:p>
                  </text:list-item>
                </text:list>
                <draw:g>
                  <svg:desc>Sheet1.D4:Sheet1.D5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E4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536">
                <text:p>65536</text:p>
                <draw:g>
                  <svg:desc>Sheet1.A6:Sheet1.A16</svg:desc>
                </draw:g>
              </table:table-cell>
              <table:table-cell office:value-type="float" office:value="0.000254949">
                <text:p>0.000254949</text:p>
                <draw:g>
                  <svg:desc>Sheet1.B6:Sheet1.B16</svg:desc>
                </draw:g>
              </table:table-cell>
              <table:table-cell office:value-type="float" office:value="0.000641256">
                <text:p>0.000641256</text:p>
                <draw:g>
                  <svg:desc>Sheet1.C6:Sheet1.C16</svg:desc>
                </draw:g>
              </table:table-cell>
              <table:table-cell office:value-type="float" office:value="0.00062443">
                <text:p>0.00062443</text:p>
                <draw:g>
                  <svg:desc>Sheet1.D6:Sheet1.D16</svg:desc>
                </draw:g>
              </table:table-cell>
              <table:table-cell office:value-type="float" office:value="NaN">
                <text:p>NaN</text:p>
                <draw:g>
                  <svg:desc>Sheet1.E6:Sheet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072">
                <text:p>131072</text:p>
              </table:table-cell>
              <table:table-cell office:value-type="float" office:value="0.000512377">
                <text:p>0.000512377</text:p>
              </table:table-cell>
              <table:table-cell office:value-type="float" office:value="0.000700225">
                <text:p>0.000700225</text:p>
              </table:table-cell>
              <table:table-cell office:value-type="float" office:value="0.00065232">
                <text:p>0.00065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0.000769406">
                <text:p>0.000769406</text:p>
              </table:table-cell>
              <table:table-cell office:value-type="float" office:value="0.001229595">
                <text:p>0.001229595</text:p>
              </table:table-cell>
              <table:table-cell office:value-type="float" office:value="0.001015458">
                <text:p>0.001015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4288">
                <text:p>524288</text:p>
              </table:table-cell>
              <table:table-cell office:value-type="float" office:value="0.001614732">
                <text:p>0.001614732</text:p>
              </table:table-cell>
              <table:table-cell office:value-type="float" office:value="0.004081765">
                <text:p>0.004081765</text:p>
              </table:table-cell>
              <table:table-cell office:value-type="float" office:value="0.001581263">
                <text:p>0.001581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8576">
                <text:p>1048576</text:p>
              </table:table-cell>
              <table:table-cell office:value-type="float" office:value="0.002815389">
                <text:p>0.002815389</text:p>
              </table:table-cell>
              <table:table-cell office:value-type="float" office:value="0.002593487">
                <text:p>0.002593487</text:p>
              </table:table-cell>
              <table:table-cell office:value-type="float" office:value="0.00614131">
                <text:p>0.00614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7152">
                <text:p>2097152</text:p>
              </table:table-cell>
              <table:table-cell office:value-type="float" office:value="0.005701782">
                <text:p>0.005701782</text:p>
              </table:table-cell>
              <table:table-cell office:value-type="float" office:value="0.005164376">
                <text:p>0.005164376</text:p>
              </table:table-cell>
              <table:table-cell office:value-type="float" office:value="0.007011527">
                <text:p>0.007011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4304">
                <text:p>4194304</text:p>
              </table:table-cell>
              <table:table-cell office:value-type="float" office:value="0.011205567">
                <text:p>0.011205567</text:p>
              </table:table-cell>
              <table:table-cell office:value-type="float" office:value="0.010069653">
                <text:p>0.010069653</text:p>
              </table:table-cell>
              <table:table-cell office:value-type="float" office:value="0.009718028">
                <text:p>0.009718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88608">
                <text:p>8388608</text:p>
              </table:table-cell>
              <table:table-cell office:value-type="float" office:value="0.022454632">
                <text:p>0.022454632</text:p>
              </table:table-cell>
              <table:table-cell office:value-type="float" office:value="0.019210002">
                <text:p>0.019210002</text:p>
              </table:table-cell>
              <table:table-cell office:value-type="float" office:value="0.021518402">
                <text:p>0.021518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77216">
                <text:p>16777216</text:p>
              </table:table-cell>
              <table:table-cell office:value-type="float" office:value="0.042459965">
                <text:p>0.042459965</text:p>
              </table:table-cell>
              <table:table-cell office:value-type="float" office:value="0.038063089">
                <text:p>0.038063089</text:p>
              </table:table-cell>
              <table:table-cell office:value-type="float" office:value="0.037549191">
                <text:p>0.037549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554432">
                <text:p>33554432</text:p>
              </table:table-cell>
              <table:table-cell office:value-type="float" office:value="0.083992262">
                <text:p>0.083992262</text:p>
              </table:table-cell>
              <table:table-cell office:value-type="float" office:value="0.075313098">
                <text:p>0.075313098</text:p>
              </table:table-cell>
              <table:table-cell office:value-type="float" office:value="0.074580815">
                <text:p>0.074580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108864">
                <text:p>67108864</text:p>
              </table:table-cell>
              <table:table-cell office:value-type="float" office:value="0.083046877">
                <text:p>0.083046877</text:p>
              </table:table-cell>
              <table:table-cell office:value-type="float" office:value="0.075601614">
                <text:p>0.075601614</text:p>
              </table:table-cell>
              <table:table-cell office:value-type="float" office:value="0.074726436">
                <text:p>0.07472643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